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Ubuntu Mono" fo:font-size="10pt" fo:font-weight="bold" officeooo:rsid="001b11c7" officeooo:paragraph-rsid="01676577" style:font-size-asian="10pt" style:font-weight-asian="bold" style:font-size-complex="10pt" style:font-weight-complex="bold"/>
    </style:style>
    <style:style style:name="P2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Ubuntu Mono" fo:font-size="10pt" officeooo:paragraph-rsid="014ec1cc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Ubuntu Mono" fo:font-size="10pt" fo:language="ru" fo:country="RU" fo:font-style="normal" officeooo:rsid="00054631" officeooo:paragraph-rsid="0137db4a" style:font-size-asian="10pt" style:font-style-asian="normal" style:font-size-complex="10pt" style:font-style-complex="normal"/>
    </style:style>
    <style:style style:name="P4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Ubuntu Mono" fo:font-size="10pt" fo:language="ru" fo:country="RU" fo:font-style="normal" officeooo:rsid="013d012e" officeooo:paragraph-rsid="014d2c49" style:font-size-asian="10pt" style:font-style-asian="normal" style:font-size-complex="10pt" style:font-style-complex="normal"/>
    </style:style>
    <style:style style:name="P5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Ubuntu Mono" fo:font-size="10pt" fo:language="ru" fo:country="RU" fo:font-style="normal" officeooo:rsid="014d2c49" officeooo:paragraph-rsid="014d2c49" style:font-size-asian="10pt" style:font-style-asian="normal" style:font-size-complex="10pt" style:font-style-complex="normal"/>
    </style:style>
    <style:style style:name="P6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Ubuntu Mono" fo:font-size="10pt" fo:font-weight="normal" officeooo:rsid="014ec1cc" officeooo:paragraph-rsid="00f4f891" style:font-size-asian="10pt" style:font-weight-asian="normal" style:font-size-complex="10pt" style:font-weight-complex="normal"/>
    </style:style>
    <style:style style:name="P7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Ubuntu Mono" fo:font-size="10pt" fo:font-weight="normal" officeooo:rsid="001b11c7" officeooo:paragraph-rsid="01676577" style:font-size-asian="10pt" style:font-weight-asian="normal" style:font-size-complex="10pt" style:font-weight-complex="normal"/>
    </style:style>
    <style:style style:name="P8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Ubuntu Mono" fo:font-size="10pt" fo:font-weight="normal" officeooo:rsid="001b11c7" officeooo:paragraph-rsid="016b6cac" style:font-size-asian="10pt" style:font-weight-asian="normal" style:font-size-complex="10pt" style:font-weight-complex="normal"/>
    </style:style>
    <style:style style:name="P9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style:font-name="Ubuntu Mono" fo:font-size="10pt" fo:font-weight="bold" officeooo:rsid="01a5f7d0" officeooo:paragraph-rsid="0137db4a" style:font-size-asian="10pt" style:font-weight-asian="bold" style:font-size-complex="10pt" style:font-weight-complex="bold"/>
    </style:style>
    <style:style style:name="P10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style:font-name="Ubuntu Mono" fo:font-size="10pt" officeooo:rsid="01a5f7d0" officeooo:paragraph-rsid="0137db4a" style:font-size-asian="10pt" style:font-size-complex="10pt"/>
    </style:style>
    <style:style style:name="P11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style:font-name="Ubuntu Mono" fo:font-size="10pt" officeooo:rsid="01a5f7d0" officeooo:paragraph-rsid="01503595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style:font-name="Ubuntu Mono" fo:font-size="10pt" officeooo:rsid="01a5f7d0" officeooo:paragraph-rsid="01510714" style:font-size-asian="10pt" style:font-size-complex="10pt"/>
    </style:style>
    <style:style style:name="P13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style:font-name="Ubuntu Mono" fo:font-size="10pt" officeooo:rsid="01a5f7d0" officeooo:paragraph-rsid="0152d0fb" style:font-size-asian="10pt" style:font-size-complex="10pt"/>
    </style:style>
    <style:style style:name="P14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style:font-name="Ubuntu Mono" fo:font-size="10pt" officeooo:rsid="01a5f7d0" officeooo:paragraph-rsid="0154334c" style:font-size-asian="10pt" style:font-size-complex="10pt"/>
    </style:style>
    <style:style style:name="P15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style:font-name="Ubuntu Mono" fo:font-size="10pt" officeooo:rsid="01a5f7d0" officeooo:paragraph-rsid="01418e3e" style:font-size-asian="10pt" style:font-size-complex="10pt"/>
    </style:style>
    <style:style style:name="P16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style:font-name="Ubuntu Mono" fo:font-size="10pt" officeooo:rsid="01a5f7d0" officeooo:paragraph-rsid="013cc8e0" style:font-size-asian="10pt" style:font-size-complex="10pt"/>
    </style:style>
    <style:style style:name="P17" style:family="paragraph" style:parent-style-name="Standard">
      <style:paragraph-properties>
        <style:tab-stops>
          <style:tab-stop style:position="2cm"/>
        </style:tab-stops>
      </style:paragraph-properties>
      <style:text-properties fo:color="#00a933" style:font-name="Ubuntu Mono" fo:font-size="10pt" officeooo:rsid="01a5f7d0" officeooo:paragraph-rsid="0137db4a" style:font-size-asian="10pt" style:font-size-complex="10pt"/>
    </style:style>
    <style:style style:name="P18" style:family="paragraph" style:parent-style-name="Standard">
      <style:paragraph-properties>
        <style:tab-stops>
          <style:tab-stop style:position="2cm"/>
        </style:tab-stops>
      </style:paragraph-properties>
      <style:text-properties fo:color="#00a933" style:font-name="Ubuntu Mono" fo:font-size="10pt" officeooo:rsid="01a5f7d0" officeooo:paragraph-rsid="01614c19" style:font-size-asian="10pt" style:font-size-complex="10pt"/>
    </style:style>
    <style:style style:name="P19" style:family="paragraph" style:parent-style-name="Standard">
      <style:paragraph-properties>
        <style:tab-stops>
          <style:tab-stop style:position="2cm"/>
        </style:tab-stops>
      </style:paragraph-properties>
      <style:text-properties fo:color="#000000" style:font-name="Ubuntu Mono" fo:font-size="10pt" officeooo:rsid="001b11c7" officeooo:paragraph-rsid="0137db4a" style:font-size-asian="10pt" style:font-size-complex="10pt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9211e" style:font-name="Ubuntu Mono" fo:font-size="12pt" fo:language="ru" fo:country="RU" officeooo:rsid="01663e3e" officeooo:paragraph-rsid="01676577" style:font-size-asian="12pt" style:font-size-complex="12pt"/>
    </style:style>
    <style:style style:name="P21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Ubuntu Mono" fo:font-size="10pt" officeooo:rsid="001b11c7" officeooo:paragraph-rsid="01676577" style:font-size-asian="10pt" style:font-size-complex="10pt"/>
    </style:style>
    <style:style style:name="T1" style:family="text">
      <style:text-properties fo:color="#c9211e"/>
    </style:style>
    <style:style style:name="T2" style:family="text">
      <style:text-properties fo:color="#c9211e" officeooo:rsid="00ab9a2e"/>
    </style:style>
    <style:style style:name="T3" style:family="text">
      <style:text-properties fo:color="#c9211e" officeooo:rsid="01a5f7d0"/>
    </style:style>
    <style:style style:name="T4" style:family="text">
      <style:text-properties officeooo:rsid="0144ed54"/>
    </style:style>
    <style:style style:name="T5" style:family="text">
      <style:text-properties officeooo:rsid="0145b31a"/>
    </style:style>
    <style:style style:name="T6" style:family="text">
      <style:text-properties fo:font-style="normal" fo:font-weight="bold" style:font-style-asian="normal" style:font-weight-asian="bold"/>
    </style:style>
    <style:style style:name="T7" style:family="text">
      <style:text-properties fo:font-style="normal" fo:font-weight="bold" officeooo:rsid="01503595" style:font-style-asian="normal" style:font-weight-asian="bold" style:font-weight-complex="bold"/>
    </style:style>
    <style:style style:name="T8" style:family="text">
      <style:text-properties fo:font-style="normal" fo:font-weight="normal" style:font-style-asian="normal" style:font-weight-asian="normal" style:font-weight-complex="normal"/>
    </style:style>
    <style:style style:name="T9" style:family="text">
      <style:text-properties officeooo:rsid="014d2c49"/>
    </style:style>
    <style:style style:name="T10" style:family="text">
      <style:text-properties fo:color="#000000"/>
    </style:style>
    <style:style style:name="T11" style:family="text">
      <style:text-properties fo:color="#000000" officeooo:rsid="01503595"/>
    </style:style>
    <style:style style:name="T12" style:family="text">
      <style:text-properties fo:color="#000000" fo:font-style="italic" officeooo:rsid="01503595" style:font-style-asian="italic"/>
    </style:style>
    <style:style style:name="T13" style:family="text">
      <style:text-properties fo:color="#000000" fo:font-style="normal" fo:font-weight="normal" style:font-style-asian="normal" style:font-weight-asian="normal" style:font-weight-complex="normal"/>
    </style:style>
    <style:style style:name="T14" style:family="text">
      <style:text-properties fo:color="#000000" fo:font-style="normal" fo:font-weight="normal" officeooo:rsid="01503595" style:font-style-asian="normal" style:font-weight-asian="normal" style:font-weight-complex="normal"/>
    </style:style>
    <style:style style:name="T15" style:family="text">
      <style:text-properties fo:color="#000000" fo:font-style="normal" fo:font-weight="normal" officeooo:rsid="0152d0fb" style:font-style-asian="normal" style:font-weight-asian="normal" style:font-weight-complex="normal"/>
    </style:style>
    <style:style style:name="T16" style:family="text">
      <style:text-properties fo:color="#000000" fo:font-style="normal" fo:font-weight="normal" officeooo:rsid="0154334c" style:font-style-asian="normal" style:font-weight-asian="normal" style:font-weight-complex="normal"/>
    </style:style>
    <style:style style:name="T17" style:family="text">
      <style:text-properties fo:color="#000000" fo:font-style="normal" fo:font-weight="normal" officeooo:rsid="015f9f44" style:font-style-asian="normal" style:font-weight-asian="normal" style:font-weight-complex="normal"/>
    </style:style>
    <style:style style:name="T18" style:family="text">
      <style:text-properties fo:color="#000000" fo:font-weight="normal" style:font-weight-asian="normal" style:font-weight-complex="normal"/>
    </style:style>
    <style:style style:name="T19" style:family="text">
      <style:text-properties fo:color="#000000" fo:font-weight="normal" officeooo:rsid="0152d0fb" style:font-weight-asian="normal" style:font-weight-complex="normal"/>
    </style:style>
    <style:style style:name="T20" style:family="text">
      <style:text-properties fo:color="#000000" fo:font-weight="normal" officeooo:rsid="014ec1cc" style:font-weight-asian="normal" style:font-weight-complex="normal"/>
    </style:style>
    <style:style style:name="T21" style:family="text">
      <style:text-properties fo:color="#000000" fo:font-weight="normal" officeooo:rsid="00ab9a2e" style:font-weight-asian="normal" style:font-weight-complex="normal"/>
    </style:style>
    <style:style style:name="T22" style:family="text">
      <style:text-properties fo:color="#000000" fo:font-weight="normal" officeooo:rsid="01a5f7d0" style:font-weight-asian="normal" style:font-weight-complex="normal"/>
    </style:style>
    <style:style style:name="T23" style:family="text">
      <style:text-properties fo:color="#000000" officeooo:rsid="0152d0fb"/>
    </style:style>
    <style:style style:name="T24" style:family="text">
      <style:text-properties fo:color="#000000" officeooo:rsid="01a5f7d0"/>
    </style:style>
    <style:style style:name="T25" style:family="text">
      <style:text-properties fo:color="#999999"/>
    </style:style>
    <style:style style:name="T26" style:family="text">
      <style:text-properties fo:color="#999999" officeooo:rsid="0144ed54"/>
    </style:style>
    <style:style style:name="T27" style:family="text">
      <style:text-properties fo:color="#999999" officeooo:rsid="014ec1cc"/>
    </style:style>
    <style:style style:name="T28" style:family="text">
      <style:text-properties officeooo:rsid="01503595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color="#808080"/>
    </style:style>
    <style:style style:name="T31" style:family="text">
      <style:text-properties fo:color="#808080" fo:font-weight="bold" officeooo:rsid="01a5f7d0" style:font-weight-asian="bold" style:font-weight-complex="bold"/>
    </style:style>
    <style:style style:name="T32" style:family="text">
      <style:text-properties fo:color="#808080" fo:font-weight="normal" officeooo:rsid="015ddedc" style:font-weight-asian="normal" style:font-weight-complex="normal"/>
    </style:style>
    <style:style style:name="T33" style:family="text">
      <style:text-properties fo:color="#808080" officeooo:rsid="015b9549"/>
    </style:style>
    <style:style style:name="T34" style:family="text">
      <style:text-properties fo:color="#808080" officeooo:rsid="015c49e5"/>
    </style:style>
    <style:style style:name="T35" style:family="text">
      <style:text-properties fo:color="#ff4000" officeooo:rsid="01503595"/>
    </style:style>
    <style:style style:name="T36" style:family="text">
      <style:text-properties fo:color="#ff4000" fo:font-style="italic" officeooo:rsid="01503595" style:font-style-asian="italic"/>
    </style:style>
    <style:style style:name="T37" style:family="text">
      <style:text-properties officeooo:rsid="01614c19"/>
    </style:style>
    <style:style style:name="T38" style:family="text">
      <style:text-properties officeooo:rsid="01643678"/>
    </style:style>
    <style:style style:name="T39" style:family="text">
      <style:text-properties officeooo:rsid="00ab9a2e"/>
    </style:style>
    <style:style style:name="T40" style:family="text">
      <style:text-properties officeooo:rsid="00b0f99d"/>
    </style:style>
    <style:style style:name="T41" style:family="text">
      <style:text-properties fo:font-size="10pt" fo:font-weight="normal" officeooo:rsid="01667678" style:font-size-asian="10pt" style:font-weight-asian="normal" style:font-size-complex="10pt" style:font-weight-complex="normal"/>
    </style:style>
    <style:style style:name="T42" style:family="text">
      <style:text-properties fo:font-size="14pt" fo:font-weight="normal" officeooo:rsid="01667678" style:font-size-asian="14pt" style:font-weight-asian="normal" style:font-size-complex="14pt" style:font-weight-complex="normal"/>
    </style:style>
    <style:style style:name="T43" style:family="text">
      <style:text-properties fo:color="#158466"/>
    </style:style>
    <style:style style:name="T44" style:family="text">
      <style:text-properties fo:color="#158466" officeooo:rsid="016b6cac"/>
    </style:style>
    <style:style style:name="T45" style:family="text">
      <style:text-properties fo:color="#b2b2b2"/>
    </style:style>
    <style:style style:name="T46" style:family="text">
      <style:text-properties officeooo:rsid="016c95d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41">Аппроксимация <text:s/></text:span><text:span text:style-name="T42">nT</text:span> <text:s/></text:p>
      <text:p text:style-name="P1">BoF-SvF<text:tab/><text:tab/></text:p>
      <text:p text:style-name="P7">TaskName<text:tab/><text:tab/>COVID-RUS-NT<text:tab/></text:p>
      <text:p text:style-name="P7">CVNumOfIter <text:s text:c="4"/>7</text:p>
      <text:p text:style-name="P7">Runmode = 'L&amp;L'</text:p>
      <text:p text:style-name="P8"/>
      <text:p text:style-name="P8">co.resF = <text:span text:style-name="T1">'MNG-nT.res'</text:span></text:p>
      <text:p text:style-name="P8"/>
      <text:p text:style-name="P7"><text:span text:style-name="T43">INCLUDE:</text:span> <text:s/><text:span text:style-name="T1">get_data.mng</text:span></text:p>
      <text:p text:style-name="P7"/>
      <text:p text:style-name="P7">Data = <text:span text:style-name="T43">Select</text:span> nT, t, date from <text:span text:style-name="T1">DataAll</text:span> where date &lt;= endDate</text:p>
      <text:p text:style-name="P7">tMaxData = int ( Data.t[-1] )</text:p>
      <text:p text:style-name="P7"/>
      <text:p text:style-name="P8"><text:span text:style-name="T44">Set</text:span><text:span text:style-name="T43">: <text:s text:c="3"/></text:span>t <text:span text:style-name="T24">∈</text:span> [ <text:s text:c="8"/>, <text:s text:c="2"/>, <text:s/>1, ti <text:s/>] <text:s text:c="3"/><text:tab/><text:span text:style-name="T45"># Time - number of point (first=0)</text:span></text:p>
      <text:p text:style-name="P7"/>
      <text:p text:style-name="P7"><text:span text:style-name="T43">Var: <text:s text:c="3"/></text:span>nT <text:s/>( t ) &gt;= 0; <text:s text:c="2"/>nT(tMaxData-1)=nT(tMaxData) </text:p>
      <text:p text:style-name="P7"/>
      <text:p text:style-name="P7">MakeSets_byParam t 9 2</text:p>
      <text:p text:style-name="P7"/>
      <text:p text:style-name="P7"><text:span text:style-name="T43">Obj:</text:span> <text:s text:c="3"/>nT.MSDnan() + nT.ComplSig2(Penal[0]) </text:p>
      <text:p text:style-name="P7"/>
      <text:p text:style-name="P7">Draw </text:p>
      <text:p text:style-name="P7"><text:span text:style-name="T46">#</text:span>EOTask <text:s text:c="2"/>######################################################</text:p>
      <text:p text:style-name="P21"><text:span text:style-name="T2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ladimir Voloshinov</meta:initial-creator>
    <meta:creation-date>2020-01-29T15:01:19.892994799</meta:creation-date>
    <dc:date>2021-09-29T12:14:14.956362818</dc:date>
    <meta:editing-duration>P1DT5H36M</meta:editing-duration>
    <meta:editing-cycles>301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68" meta:character-count="482" meta:non-whitespace-character-count="384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